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7.747cm"/>
    </style:style>
    <style:style style:name="gr2" style:family="graphic" style:parent-style-name="standard">
      <style:graphic-properties draw:stroke="dash" draw:stroke-dash="Fine_20_Dashed" svg:stroke-color="#000000" draw:fill="none" draw:fill-color="#ffffff" fo:min-height="0.893cm"/>
    </style:style>
    <style:style style:name="P1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4.478cm" svg:height="7.997cm" svg:x="2.397cm" svg:y="4.048cm">
            <draw:text-box>
              <text:p text:style-name="P1"><text:span text:style-name="T1">FLStock: ple4</text:span></text:p>
            </draw:text-box>
          </draw:frame>
          <draw:frame draw:style-name="gr2" draw:layer="layout" svg:width="6.604cm" svg:height="1.143cm" svg:x="9.255cm" svg:y="4.683cm">
            <draw:text-box>
              <text:p>FLQuant: catch.n</text:p>
            </draw:text-box>
          </draw:frame>
          <draw:frame draw:style-name="gr2" draw:layer="layout" svg:width="6.604cm" svg:height="1.143cm" svg:x="9.254cm" svg:y="6.283cm">
            <draw:text-box>
              <text:p>FLQuant: catch.wt</text:p>
            </draw:text-box>
          </draw:frame>
          <draw:frame draw:style-name="gr2" draw:layer="layout" svg:width="6.604cm" svg:height="1.143cm" svg:x="9.253cm" svg:y="7.883cm">
            <draw:text-box>
              <text:p>FLQuant: harvest</text:p>
            </draw:text-box>
          </draw:frame>
          <draw:frame draw:style-name="gr2" draw:layer="layout" svg:width="6.604cm" svg:height="1.143cm" svg:x="9.252cm" svg:y="9.483cm">
            <draw:text-box>
              <text:p>FLQuant: ...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inlay Scott</meta:initial-creator>
    <meta:creation-date>2013-10-28T10:39:57</meta:creation-date>
    <dc:date>2013-10-28T11:42:55</dc:date>
    <dc:creator>Finlay Scott</dc:creator>
    <meta:editing-duration>PT55M53S</meta:editing-duration>
    <meta:editing-cycles>3</meta:editing-cycles>
    <meta:generator>LibreOffice/3.5$Linux_X86_64 LibreOffice_project/350m1$Build-2</meta:generator>
    <meta:document-statistic meta:object-count="6"/>
  </office:meta>
</office:document-meta>
</file>